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in" fo:margin-right="0.2083in" fo:line-height="200%" fo:text-indent="0in" style:auto-text-indent="false"/>
    </style:style>
    <style:style style:name="P2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</style:style>
    <style:style style:name="P3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officeooo:paragraph-rsid="00152ba8"/>
    </style:style>
    <style:style style:name="P4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5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d5f13" officeooo:paragraph-rsid="000d5f13" style:font-size-asian="12.25pt" style:font-size-complex="14pt"/>
    </style:style>
    <style:style style:name="P6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d5f13" officeooo:paragraph-rsid="00108b62" style:font-size-asian="12.25pt" style:font-size-complex="14pt"/>
    </style:style>
    <style:style style:name="P7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108b62" officeooo:paragraph-rsid="00108b62" style:font-size-asian="12.25pt" style:font-size-complex="14pt"/>
    </style:style>
    <style:style style:name="P8" style:family="paragraph" style:parent-style-name="Standard" style:master-page-name="">
      <style:paragraph-properties fo:margin-left="0.2in" fo:margin-right="0.2083in" fo:text-indent="0in" style:auto-text-indent="false" style:page-number="auto"/>
      <style:text-properties officeooo:paragraph-rsid="000d5f13"/>
    </style:style>
    <style:style style:name="P9" style:family="paragraph" style:parent-style-name="Standard">
      <style:paragraph-properties fo:margin-left="0.2in" fo:margin-right="0.2083in" fo:line-height="100%" fo:text-align="justify" style:justify-single-word="false" fo:text-indent="0in" style:auto-text-indent="false" fo:break-before="page"/>
      <style:text-properties fo:font-size="14pt" officeooo:rsid="000d5f13" officeooo:paragraph-rsid="000d5f13" style:font-size-asian="12.25pt" style:font-size-complex="14pt"/>
    </style:style>
    <style:style style:name="P10" style:family="paragraph" style:parent-style-name="Standard">
      <style:paragraph-properties fo:margin-left="0.2in" fo:margin-right="0.2083in" fo:line-height="100%" fo:text-align="justify" style:justify-single-word="false" fo:text-indent="0in" style:auto-text-indent="false" fo:break-before="page"/>
      <style:text-properties fo:font-size="14pt" fo:letter-spacing="-0.0016in" officeooo:rsid="00116ce8" officeooo:paragraph-rsid="00108b62" style:font-size-asian="12.1999998092651pt" style:font-size-complex="14pt"/>
    </style:style>
    <style:style style:name="P11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152ba8" officeooo:paragraph-rsid="00152ba8" style:font-size-asian="12.25pt" style:font-size-complex="14pt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6" style:family="paragraph">
      <style:paragraph-properties fo:text-align="center">
        <style:tab-stops/>
      </style:paragraph-properties>
    </style:style>
    <style:style style:name="P17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8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d5f13" style:font-size-asian="12.25pt" style:font-size-complex="14pt"/>
    </style:style>
    <style:style style:name="T2" style:family="text">
      <style:text-properties fo:font-size="14pt" officeooo:rsid="0006aef2" style:font-size-asian="12.25pt" style:font-size-complex="14pt"/>
    </style:style>
    <style:style style:name="T3" style:family="text">
      <style:text-properties fo:font-size="14pt" officeooo:rsid="00140714" style:font-size-asian="12.25pt" style:font-size-complex="14pt"/>
    </style:style>
    <style:style style:name="T4" style:family="text">
      <style:text-properties fo:font-size="14pt" officeooo:rsid="00152ba8" style:font-size-asian="12.25pt" style:font-size-complex="14pt"/>
    </style:style>
    <style:style style:name="T5" style:family="text">
      <style:text-properties officeooo:rsid="0009b8c2"/>
    </style:style>
    <style:style style:name="T6" style:family="text">
      <style:text-properties officeooo:rsid="000d5f13"/>
    </style:style>
    <style:style style:name="T7" style:family="text">
      <style:text-properties officeooo:rsid="000e033a"/>
    </style:style>
    <style:style style:name="T8" style:family="text">
      <style:text-properties officeooo:rsid="000e8eb8"/>
    </style:style>
    <style:style style:name="T9" style:family="text">
      <style:text-properties officeooo:rsid="000f1a83"/>
    </style:style>
    <style:style style:name="T10" style:family="text">
      <style:text-properties officeooo:rsid="00108b62"/>
    </style:style>
    <style:style style:name="T11" style:family="text">
      <style:text-properties officeooo:rsid="00116ce8"/>
    </style:style>
    <style:style style:name="T12" style:family="text">
      <style:text-properties fo:letter-spacing="-0.0016in" officeooo:rsid="00116ce8" style:font-size-asian="12.1999998092651pt"/>
    </style:style>
    <style:style style:name="T13" style:family="text">
      <style:text-properties officeooo:rsid="00165e3f"/>
    </style:style>
    <style:style style:name="T14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5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6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protect="position size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2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13" svg:x1="1.224in" svg:y1="10.8531in" svg:x2="1.2248in" svg:y2="11.4354in">
          <text:p/>
        </draw:line>
        <draw:line draw:style-name="gr2" draw:text-style-name="P13" svg:x1="0.8354in" svg:y1="10.8488in" svg:x2="8.0248in" svg:y2="10.8488in">
          <text:p/>
        </draw:line>
        <draw:line draw:style-name="gr2" draw:text-style-name="P13" svg:x1="1.6173in" svg:y1="10.8531in" svg:x2="1.6181in" svg:y2="11.4354in">
          <text:p/>
        </draw:line>
        <draw:line draw:style-name="gr2" draw:text-style-name="P13" svg:x1="2.6012in" svg:y1="10.8531in" svg:x2="2.602in" svg:y2="11.4354in">
          <text:p/>
        </draw:line>
        <draw:line draw:style-name="gr2" draw:text-style-name="P13" svg:x1="3.1909in" svg:y1="10.8587in" svg:x2="3.1917in" svg:y2="11.4354in">
          <text:p/>
        </draw:line>
        <draw:line draw:style-name="gr2" draw:text-style-name="P13" svg:x1="3.5854in" svg:y1="10.8531in" svg:x2="3.5862in" svg:y2="11.4299in">
          <text:p/>
        </draw:line>
        <draw:line draw:style-name="gr2" draw:text-style-name="P13" svg:x1="7.6382in" svg:y1="10.8531in" svg:x2="7.6398in" svg:y2="11.4354in">
          <text:p/>
        </draw:line>
        <draw:line draw:style-name="gr3" draw:text-style-name="P13" svg:x1="0.8354in" svg:y1="11.0445in" svg:x2="3.5791in" svg:y2="11.0453in">
          <text:p/>
        </draw:line>
        <draw:line draw:style-name="gr2" draw:text-style-name="P13" svg:x1="0.8354in" svg:y1="11.2433in" svg:x2="3.5791in" svg:y2="11.2433in">
          <text:p/>
        </draw:line>
        <draw:line draw:style-name="gr3" draw:text-style-name="P13" svg:x1="7.6425in" svg:y1="11.0472in" svg:x2="8.0276in" svg:y2="11.0472in">
          <text:p/>
        </draw:line>
        <draw:frame draw:style-name="gr4" draw:text-style-name="P15" svg:width="0.3594in" svg:height="0.1713in" svg:x="0.85in" svg:y="11.2512in">
          <draw:text-box>
            <text:p text:style-name="P14"><text:span text:style-name="T14">Изм.</text:span></text:p>
          </draw:text-box>
        </draw:frame>
        <draw:frame draw:style-name="gr4" draw:text-style-name="P15" svg:width="0.3598in" svg:height="0.1713in" svg:x="1.2398in" svg:y="11.2512in">
          <draw:text-box>
            <text:p text:style-name="P14"><text:span text:style-name="T14">Лист</text:span></text:p>
          </draw:text-box>
        </draw:frame>
        <draw:frame draw:style-name="gr4" draw:text-style-name="P15" svg:width="0.9248in" svg:height="0.1713in" svg:x="1.6472in" svg:y="11.2512in">
          <draw:text-box>
            <text:p text:style-name="P14"><text:span text:style-name="T14">№ </text:span><text:span text:style-name="T14">докум.</text:span></text:p>
          </draw:text-box>
        </draw:frame>
        <draw:frame draw:style-name="gr4" draw:text-style-name="P17" svg:width="0.5531in" svg:height="0.1713in" svg:x="2.6236in" svg:y="11.2512in">
          <draw:text-box>
            <text:p text:style-name="P16"><text:span text:style-name="T14">Подпись</text:span></text:p>
          </draw:text-box>
        </draw:frame>
        <draw:frame draw:style-name="gr4" draw:text-style-name="P15" svg:width="0.3598in" svg:height="0.1713in" svg:x="3.2087in" svg:y="11.2512in">
          <draw:text-box>
            <text:p text:style-name="P14"><text:span text:style-name="T14">Дата</text:span></text:p>
          </draw:text-box>
        </draw:frame>
        <draw:frame draw:style-name="gr4" draw:text-style-name="P15" svg:width="0.3598in" svg:height="0.1717in" svg:x="7.6535in" svg:y="10.8685in">
          <draw:text-box>
            <text:p text:style-name="P14"><text:span text:style-name="T14">Лист</text:span></text:p>
          </draw:text-box>
        </draw:frame>
        <draw:frame draw:style-name="gr4" draw:text-style-name="P15" svg:width="0.3598in" svg:height="0.2358in" svg:x="7.6535in" svg:y="11.1248in">
          <draw:text-box>
            <text:p text:style-name="P14"><text:span text:style-name="T15">2</text:span></text:p>
          </draw:text-box>
        </draw:frame>
        <draw:frame draw:style-name="gr4" draw:text-style-name="P18" svg:width="3.9862in" svg:height="0.2685in" svg:x="3.6197in" svg:y="11.0055in">
          <draw:text-box>
            <text:p text:style-name="P14"><text:span text:style-name="T16">КП-АПИ(Ф)НГТУ-210201.65-(АВР09-1)-08-14</text:span></text:p>
          </draw:text-box>
        </draw:frame>
      </draw:g>
      <draw:g text:anchor-type="page" text:anchor-page-number="2" draw:z-index="1" draw:style-name="gr1">
        <draw:custom-shape draw:style-name="gr2" draw:text-style-name="P12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13" svg:x1="1.224in" svg:y1="10.8531in" svg:x2="1.2248in" svg:y2="11.4354in">
          <text:p/>
        </draw:line>
        <draw:line draw:style-name="gr2" draw:text-style-name="P13" svg:x1="0.8354in" svg:y1="10.8488in" svg:x2="8.0248in" svg:y2="10.8488in">
          <text:p/>
        </draw:line>
        <draw:line draw:style-name="gr2" draw:text-style-name="P13" svg:x1="1.6173in" svg:y1="10.8531in" svg:x2="1.6181in" svg:y2="11.4354in">
          <text:p/>
        </draw:line>
        <draw:line draw:style-name="gr2" draw:text-style-name="P13" svg:x1="2.6012in" svg:y1="10.8531in" svg:x2="2.602in" svg:y2="11.4354in">
          <text:p/>
        </draw:line>
        <draw:line draw:style-name="gr2" draw:text-style-name="P13" svg:x1="3.1909in" svg:y1="10.8587in" svg:x2="3.1917in" svg:y2="11.4354in">
          <text:p/>
        </draw:line>
        <draw:line draw:style-name="gr2" draw:text-style-name="P13" svg:x1="3.5854in" svg:y1="10.8531in" svg:x2="3.5862in" svg:y2="11.4299in">
          <text:p/>
        </draw:line>
        <draw:line draw:style-name="gr2" draw:text-style-name="P13" svg:x1="7.6382in" svg:y1="10.8531in" svg:x2="7.6398in" svg:y2="11.4354in">
          <text:p/>
        </draw:line>
        <draw:line draw:style-name="gr3" draw:text-style-name="P13" svg:x1="0.8354in" svg:y1="11.0445in" svg:x2="3.5791in" svg:y2="11.0453in">
          <text:p/>
        </draw:line>
        <draw:line draw:style-name="gr2" draw:text-style-name="P13" svg:x1="0.8354in" svg:y1="11.2433in" svg:x2="3.5791in" svg:y2="11.2433in">
          <text:p/>
        </draw:line>
        <draw:line draw:style-name="gr3" draw:text-style-name="P13" svg:x1="7.6425in" svg:y1="11.0472in" svg:x2="8.0276in" svg:y2="11.0472in">
          <text:p/>
        </draw:line>
        <draw:frame draw:style-name="gr4" draw:text-style-name="P15" svg:width="0.3594in" svg:height="0.1713in" svg:x="0.85in" svg:y="11.2512in">
          <draw:text-box>
            <text:p text:style-name="P14"><text:span text:style-name="T14">Изм.</text:span></text:p>
          </draw:text-box>
        </draw:frame>
        <draw:frame draw:style-name="gr4" draw:text-style-name="P15" svg:width="0.3598in" svg:height="0.1713in" svg:x="1.2398in" svg:y="11.2512in">
          <draw:text-box>
            <text:p text:style-name="P14"><text:span text:style-name="T14">Лист</text:span></text:p>
          </draw:text-box>
        </draw:frame>
        <draw:frame draw:style-name="gr4" draw:text-style-name="P15" svg:width="0.9248in" svg:height="0.1713in" svg:x="1.6472in" svg:y="11.2512in">
          <draw:text-box>
            <text:p text:style-name="P14"><text:span text:style-name="T14">№ </text:span><text:span text:style-name="T14">докум.</text:span></text:p>
          </draw:text-box>
        </draw:frame>
        <draw:frame draw:style-name="gr4" draw:text-style-name="P17" svg:width="0.5531in" svg:height="0.1713in" svg:x="2.6236in" svg:y="11.2512in">
          <draw:text-box>
            <text:p text:style-name="P16"><text:span text:style-name="T14">Подпись</text:span></text:p>
          </draw:text-box>
        </draw:frame>
        <draw:frame draw:style-name="gr4" draw:text-style-name="P15" svg:width="0.3598in" svg:height="0.1713in" svg:x="3.2087in" svg:y="11.2512in">
          <draw:text-box>
            <text:p text:style-name="P14"><text:span text:style-name="T14">Дата</text:span></text:p>
          </draw:text-box>
        </draw:frame>
        <draw:frame draw:style-name="gr4" draw:text-style-name="P15" svg:width="0.3598in" svg:height="0.1717in" svg:x="7.6535in" svg:y="10.8685in">
          <draw:text-box>
            <text:p text:style-name="P14"><text:span text:style-name="T14">Лист</text:span></text:p>
          </draw:text-box>
        </draw:frame>
        <draw:frame draw:style-name="gr4" draw:text-style-name="P15" svg:width="0.3598in" svg:height="0.2358in" svg:x="7.6535in" svg:y="11.1248in">
          <draw:text-box>
            <text:p text:style-name="P14"><text:span text:style-name="T15">2</text:span></text:p>
          </draw:text-box>
        </draw:frame>
        <draw:frame draw:style-name="gr4" draw:text-style-name="P18" svg:width="3.9862in" svg:height="0.2685in" svg:x="3.6197in" svg:y="11.0055in">
          <draw:text-box>
            <text:p text:style-name="P14"><text:span text:style-name="T16">КП-АПИ(Ф)НГТУ-210201.65-(АВР09-1)-08-14</text:span></text:p>
          </draw:text-box>
        </draw:frame>
      </draw:g>
      <draw:g text:anchor-type="page" text:anchor-page-number="3" draw:z-index="2" draw:style-name="gr1">
        <draw:custom-shape draw:style-name="gr2" draw:text-style-name="P12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13" svg:x1="1.224in" svg:y1="10.8531in" svg:x2="1.2248in" svg:y2="11.4354in">
          <text:p/>
        </draw:line>
        <draw:line draw:style-name="gr2" draw:text-style-name="P13" svg:x1="0.8354in" svg:y1="10.8488in" svg:x2="8.0248in" svg:y2="10.8488in">
          <text:p/>
        </draw:line>
        <draw:line draw:style-name="gr2" draw:text-style-name="P13" svg:x1="1.6173in" svg:y1="10.8531in" svg:x2="1.6181in" svg:y2="11.4354in">
          <text:p/>
        </draw:line>
        <draw:line draw:style-name="gr2" draw:text-style-name="P13" svg:x1="2.6012in" svg:y1="10.8531in" svg:x2="2.602in" svg:y2="11.4354in">
          <text:p/>
        </draw:line>
        <draw:line draw:style-name="gr2" draw:text-style-name="P13" svg:x1="3.1909in" svg:y1="10.8587in" svg:x2="3.1917in" svg:y2="11.4354in">
          <text:p/>
        </draw:line>
        <draw:line draw:style-name="gr2" draw:text-style-name="P13" svg:x1="3.5854in" svg:y1="10.8531in" svg:x2="3.5862in" svg:y2="11.4299in">
          <text:p/>
        </draw:line>
        <draw:line draw:style-name="gr2" draw:text-style-name="P13" svg:x1="7.6382in" svg:y1="10.8531in" svg:x2="7.6398in" svg:y2="11.4354in">
          <text:p/>
        </draw:line>
        <draw:line draw:style-name="gr3" draw:text-style-name="P13" svg:x1="0.8354in" svg:y1="11.0445in" svg:x2="3.5791in" svg:y2="11.0453in">
          <text:p/>
        </draw:line>
        <draw:line draw:style-name="gr2" draw:text-style-name="P13" svg:x1="0.8354in" svg:y1="11.2433in" svg:x2="3.5791in" svg:y2="11.2433in">
          <text:p/>
        </draw:line>
        <draw:line draw:style-name="gr3" draw:text-style-name="P13" svg:x1="7.6425in" svg:y1="11.0472in" svg:x2="8.0276in" svg:y2="11.0472in">
          <text:p/>
        </draw:line>
        <draw:frame draw:style-name="gr4" draw:text-style-name="P15" svg:width="0.3594in" svg:height="0.1713in" svg:x="0.85in" svg:y="11.2512in">
          <draw:text-box>
            <text:p text:style-name="P14"><text:span text:style-name="T14">Изм.</text:span></text:p>
          </draw:text-box>
        </draw:frame>
        <draw:frame draw:style-name="gr4" draw:text-style-name="P15" svg:width="0.3598in" svg:height="0.1713in" svg:x="1.2398in" svg:y="11.2512in">
          <draw:text-box>
            <text:p text:style-name="P14"><text:span text:style-name="T14">Лист</text:span></text:p>
          </draw:text-box>
        </draw:frame>
        <draw:frame draw:style-name="gr4" draw:text-style-name="P15" svg:width="0.9248in" svg:height="0.1713in" svg:x="1.6472in" svg:y="11.2512in">
          <draw:text-box>
            <text:p text:style-name="P14"><text:span text:style-name="T14">№ </text:span><text:span text:style-name="T14">докум.</text:span></text:p>
          </draw:text-box>
        </draw:frame>
        <draw:frame draw:style-name="gr4" draw:text-style-name="P17" svg:width="0.5531in" svg:height="0.1713in" svg:x="2.6236in" svg:y="11.2512in">
          <draw:text-box>
            <text:p text:style-name="P16"><text:span text:style-name="T14">Подпись</text:span></text:p>
          </draw:text-box>
        </draw:frame>
        <draw:frame draw:style-name="gr4" draw:text-style-name="P15" svg:width="0.3598in" svg:height="0.1713in" svg:x="3.2087in" svg:y="11.2512in">
          <draw:text-box>
            <text:p text:style-name="P14"><text:span text:style-name="T14">Дата</text:span></text:p>
          </draw:text-box>
        </draw:frame>
        <draw:frame draw:style-name="gr4" draw:text-style-name="P15" svg:width="0.3598in" svg:height="0.1717in" svg:x="7.6535in" svg:y="10.8685in">
          <draw:text-box>
            <text:p text:style-name="P14"><text:span text:style-name="T14">Лист</text:span></text:p>
          </draw:text-box>
        </draw:frame>
        <draw:frame draw:style-name="gr4" draw:text-style-name="P15" svg:width="0.3598in" svg:height="0.2358in" svg:x="7.6535in" svg:y="11.1248in">
          <draw:text-box>
            <text:p text:style-name="P14"><text:span text:style-name="T15">2</text:span></text:p>
          </draw:text-box>
        </draw:frame>
        <draw:frame draw:style-name="gr4" draw:text-style-name="P18" svg:width="3.9862in" svg:height="0.2685in" svg:x="3.6197in" svg:y="11.0055in">
          <draw:text-box>
            <text:p text:style-name="P14"><text:span text:style-name="T16">КП-АПИ(Ф)НГТУ-210201.65-(АВР09-1)-08-14</text:span></text:p>
          </draw:text-box>
        </draw:frame>
      </draw:g>
      <text:p text:style-name="P8"/>
      <text:p text:style-name="P1"><text:tab/><text:span text:style-name="T13">4 </text:span><text:span text:style-name="T1">Выбор метода изготовления печатной платы</text:span></text:p>
      <text:p text:style-name="P4"><text:tab/><text:span text:style-name="T6">Современные промышленные способы изготовления печатных плат основаны на использовании фольгированных диэлектриков. Существует множество методов изготовления печатных плат, отличающихся друг от друга способами создания проводящего рисунка.</text:span></text:p>
      <text:p text:style-name="P4"><text:tab/><text:span text:style-name="T6">Получившие наибольшее применение в промышленности методы изготовления печатных плат могут быть объединены в две основные группы:</text:span></text:p>
      <text:p text:style-name="P4"><text:tab/>– <text:span text:style-name="T6">субстрактивный;</text:span></text:p>
      <text:p text:style-name="P4"><text:tab/>– <text:span text:style-name="T6">аддитивный.</text:span></text:p>
      <text:p text:style-name="P5"><text:tab/>Субстрактивный метод – это метод, при котором проводящий рисунок получают за счет удаления проводящего слоя с участков поверхности, образующих непроводящий рисунок (пробельные места). Процесс изготовления несложен, наименее трудоемок, имеет короткий технологический цикл, легко механизируется и автоматизируется, обеспечивает высокую разрешающую способность.</text:p>
      <text:p text:style-name="P5"><text:tab/><text:span text:style-name="T7">Субстрактивному методу присущи следующие недостатки: повышенный расход меди, ограниченные возможности повышения плотности монтажа. Для частичного устранения определенных недостатков этих методов используют фольгированные диэлектрики с тонкомерной фольгой. Одним из основных недостатков является наличие эффекта бокового подтравливания элементов проводящего рисунка схемы, что уменьшает их и снижает адгезию фольги к диэлектрическому основанию.</text:span></text:p>
      <text:p text:style-name="P5"><text:tab/><text:span text:style-name="T8">Аддитивный метод – это такой метод, при котором проводящий рисунок получают нанесением проводящего слоя заданной конфигурации на непроводящее основание плат.</text:span></text:p>
      <text:p text:style-name="P5"><text:tab/><text:span text:style-name="T8">По способу создания токопроводящего покрытия аддитивный метод разделяется на химический и химико-гальванический метод.</text:span></text:p>
      <text:p text:style-name="P5"><text:tab/><text:span text:style-name="T8">При химическом процессе на каталитически активных участках поверхности происходит химическое восстановление ионов металла для обеспечения толщины покрытия в отверстиях не менее 25 мкм.</text:span></text:p>
      <text:p text:style-name="P9"/>
      <text:p text:style-name="P5"><text:tab/><text:span text:style-name="T9">Химико-гальванический метод более производителен. Химическим способом наращивают тонкий (от 1 до 5 мкм) слой по всей поверхности платы, а затем избирательно усиливают электролитическим осаждением.</text:span></text:p>
      <text:p text:style-name="P5"><text:tab/><text:span text:style-name="T10">По сравнению с субстрактивным аддитивный метод обладает следующими преимуществами:</text:span></text:p>
      <text:p text:style-name="P5"><text:tab/>– <text:span text:style-name="T10">однородностью структуры, так как проводники и металлизация отверстий получаются в едином химико-гальваническом процессе;</text:span></text:p>
      <text:p text:style-name="P5"><text:tab/>– <text:span text:style-name="T10">устраняют подтравливание элементов печатного монтажа;</text:span></text:p>
      <text:p text:style-name="P5"><text:tab/>– <text:span text:style-name="T10">улучшают равномерность толщины металлизированного слоя в отверстиях;</text:span></text:p>
      <text:p text:style-name="P6"><text:tab/>– <text:span text:style-name="T10">повышают плотность печатного монтажа;</text:span></text:p>
      <text:p text:style-name="P6"><text:tab/>– <text:span text:style-name="T10">упрощают ТП из-за устранения операций нанесения защитного покрытия и травления;</text:span></text:p>
      <text:p text:style-name="P6"><text:tab/>– <text:span text:style-name="T10">экономят медь, химикаты для травления и затраты на нейтрализацию сточных вод;</text:span></text:p>
      <text:p text:style-name="P6">– <text:span text:style-name="T10">уменьшают длительность производственного цикла.</text:span></text:p>
      <text:p text:style-name="P7"><text:tab/>К недостаткам относят следующее:</text:p>
      <text:p text:style-name="P7"><text:tab/>– <text:span text:style-name="T11">низкая производительность процесса создания химической металлизации;</text:span></text:p>
      <text:p text:style-name="P7"><text:tab/>– <text:span text:style-name="T11">интенсивное воздействие электролитов на диэлектрик;</text:span></text:p>
      <text:p text:style-name="P7"><text:tab/>– <text:span text:style-name="T11">трудности получения металлических покрытий с хорошей адгезией.</text:span></text:p>
      <text:p text:style-name="P7"><text:tab/><text:span text:style-name="T11">Наряду с аддитивным методом существует полуаддитивный метод, при котором проводящий рисунок получают нанесением проводящего слоя на основание с предварительно нанесенным тонким вспомогательным покрытием, впоследствии удаляемых с пробельных мест.</text:span></text:p>
      <text:p text:style-name="P7"><text:tab/><text:span text:style-name="T11">Учитывая изложенное, можно сделать вывод о необходимости применения метода, который бы устранил недостатки и сконцентрировал преимущества нескольких методов.</text:span></text:p>
      <text:p text:style-name="P7"><text:tab/><text:span text:style-name="T11">Существует комбинированный метод изготовления печатных плат. Этот метод основан на использовании двух методов: химического травления проводников и электрохимического наращивания меди в отверстиях и на проводниках. </text:span><text:span text:style-name="T12">Этот метод используется в двух вариантах: негативном и позитивном.</text:span></text:p>
      <text:p text:style-name="P10"/>
      <text:p text:style-name="P2"><text:span text:style-name="T2"><text:tab/></text:span><text:span text:style-name="T3">Комбинированный негативный метод – это метод изготовления печатных плат на фольгированном диэлектрике с металлизацией отверстий, при котором вначале производится травление меди с пробельных мест, а затем выполняется сверление отверстий и их металлизация. Метод позволяет изготовить печатные платы с меньшей плотностью монтажа, чем позитивный и рекомендуется для изготовления печатных плат ответственной аппаратуры при тщательной обработке процесса и систематическом контроле параметров электрических плат.</text:span></text:p>
      <text:p text:style-name="P3"><text:span text:style-name="T3"><text:tab/></text:span><text:span text:style-name="T4">Комбинированный позитивный метод, при котором вначале выполняется сверление отверстий и металлизация, а затем травление меди с пробельных мест.</text:span></text:p>
      <text:p text:style-name="P11"><text:tab/>При этом методе сплошной слой фольги защищает поверхность диэлектрика от воздействия агрессивных растворов и обеспечивает электрический контакт во всех элементах схемы. Этот метод позволяет изготавливать печатные платы с повышенной плотностью монтажа, высокими электрическими параметрами и высокой прочностью сцепления. Данный метод рекомендуется для изготовления печатных плат радиоаппаратуры, работающей в жестких условиях эксплуатации, и является предпочтительным при новых разработках. Негативный вариант изготовления печатных плат все больше уступает место позитивному, основные преимущества которого заключаются в следующем:</text:p>
      <text:p text:style-name="P11"><text:tab/>– исключена возможность срыва контактных площадок при сверлении;</text:p>
      <text:p text:style-name="P11"><text:tab/>– не требуется применение специальных контактирующих приспособлений при металлизации отверстий.</text:p>
      <text:p text:style-name="P11"><text:tab/>Учитывая все перечисленное выше, для изготовления печатной платы выбираем комбинированных позитивный метод по ОСТ 107.460092.004.01-8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10T17:38:12.176170061</dc:date>
    <meta:editing-duration>PT1H45M38S</meta:editing-duration>
    <meta:editing-cycles>21</meta:editing-cycles>
    <meta:generator>LibreOffice/4.1.4.2$Linux_X86_64 LibreOffice_project/410m0$Build-2</meta:generator>
    <meta:document-statistic meta:table-count="0" meta:image-count="0" meta:object-count="0" meta:page-count="3" meta:paragraph-count="32" meta:word-count="563" meta:character-count="4974" meta:non-whitespace-character-count="4395"/>
  </office:meta>
</office:document-meta>
</file>